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1633fd" officeooo:paragraph-rsid="002591ef" style:font-size-asian="11pt" style:font-style-asian="normal" style:font-weight-asian="normal" style:font-size-complex="11pt" style:font-weight-complex="bold" style:text-emphasize="none"/>
    </style:style>
    <style:style style:name="P2"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2c8101" officeooo:paragraph-rsid="002c8101" style:font-size-asian="11pt" style:font-style-asian="normal" style:font-weight-asian="normal" style:font-size-complex="11pt" style:font-weight-complex="bold" style:text-emphasize="none"/>
    </style:style>
    <style:style style:name="P3"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paragraph-rsid="002591ef" style:font-size-asian="11pt" style:font-style-asian="normal" style:font-weight-asian="normal" style:font-size-complex="11pt" style:text-emphasize="none"/>
    </style:style>
    <style:style style:name="P4"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2591ef" officeooo:paragraph-rsid="002591ef" style:font-size-asian="11pt" style:font-style-asian="normal" style:font-weight-asian="normal" style:font-size-complex="11pt" style:text-emphasize="none"/>
    </style:style>
    <style:style style:name="P5"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2591ef" officeooo:paragraph-rsid="0025bb3d" style:font-size-asian="11pt" style:font-style-asian="normal" style:font-weight-asian="normal" style:font-size-complex="11pt" style:text-emphasize="none"/>
    </style:style>
    <style:style style:name="P6"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1bd426" officeooo:paragraph-rsid="0025bb3d" style:font-size-asian="11pt" style:font-style-asian="normal" style:font-weight-asian="normal" style:font-size-complex="11pt" style:font-weight-complex="normal" style:text-emphasize="none"/>
    </style:style>
    <style:style style:name="P7" style:family="paragraph" style:parent-style-name="Standard">
      <style:paragraph-properties fo:text-align="start" style:justify-single-word="false"/>
      <style:text-properties officeooo:paragraph-rsid="0025bb3d"/>
    </style:style>
    <style:style style:name="P8" style:family="paragraph" style:parent-style-name="Standard">
      <style:paragraph-properties fo:text-align="center" style:justify-single-word="false"/>
      <style:text-properties style:font-name="Arial1" fo:font-size="11pt" fo:font-weight="bold" style:font-size-asian="11pt" style:font-weight-asian="bold" style:font-size-complex="11pt" style:font-weight-complex="bold"/>
    </style:style>
    <style:style style:name="P9" style:family="paragraph" style:parent-style-name="Standard">
      <style:paragraph-properties fo:text-align="start" style:justify-single-word="false"/>
      <style:text-properties style:font-name="Arial1" fo:font-size="11pt" fo:font-weight="bold" officeooo:paragraph-rsid="001633fd" style:font-size-asian="11pt" style:font-weight-asian="bold" style:font-size-complex="11pt" style:font-weight-complex="bold"/>
    </style:style>
    <style:style style:name="P10" style:family="paragraph" style:parent-style-name="Standard">
      <style:paragraph-properties fo:text-align="start" style:justify-single-word="false"/>
      <style:text-properties style:font-name="Arial1" fo:font-size="11pt" fo:font-weight="normal" officeooo:rsid="001633fd" officeooo:paragraph-rsid="001633fd"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font-name="Arial1" fo:font-size="11pt" fo:font-weight="normal" officeooo:rsid="001633fd" officeooo:paragraph-rsid="0025bb3d" style:font-size-asian="11pt" style:font-weight-asian="normal" style:font-size-complex="11pt" style:font-weight-complex="normal"/>
    </style:style>
    <style:style style:name="P12" style:family="paragraph" style:parent-style-name="Standard">
      <style:paragraph-properties fo:text-align="start" style:justify-single-word="false"/>
      <style:text-properties style:font-name="Arial1" fo:font-size="11pt" officeooo:paragraph-rsid="0025bb3d" style:font-size-asian="11pt" style:font-size-complex="11pt"/>
    </style:style>
    <style:style style:name="P13" style:family="paragraph" style:parent-style-name="Standard">
      <style:paragraph-properties fo:text-align="start" style:justify-single-word="false"/>
      <style:text-properties style:font-name="Arial1" fo:font-size="11pt" officeooo:paragraph-rsid="002591ef" style:font-size-asian="11pt" style:font-size-complex="11pt"/>
    </style:style>
    <style:style style:name="P14" style:family="paragraph" style:parent-style-name="Standard">
      <style:paragraph-properties fo:text-align="start" style:justify-single-word="false"/>
      <style:text-properties style:font-name="Arial1" fo:font-size="11pt" officeooo:rsid="002591ef" officeooo:paragraph-rsid="0025bb3d" style:font-size-asian="11pt" style:font-size-complex="11pt"/>
    </style:style>
    <style:style style:name="P15" style:family="paragraph" style:parent-style-name="Standard">
      <style:paragraph-properties fo:text-align="start" style:justify-single-word="false"/>
      <style:text-properties style:font-name="Arial1" fo:font-size="11pt" officeooo:rsid="002591ef" officeooo:paragraph-rsid="002591ef"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2591ef" style:font-weight-asian="bold" style:font-weight-complex="bold"/>
    </style:style>
    <style:style style:name="T3" style:family="text">
      <style:text-properties fo:font-weight="bold" officeooo:rsid="001633fd" style:font-weight-asian="bold" style:font-weight-complex="bold"/>
    </style:style>
    <style:style style:name="T4" style:family="text">
      <style:text-properties fo:font-weight="bold" officeooo:rsid="0027aeba" style:font-weight-asian="bold" style:font-weight-complex="bold"/>
    </style:style>
    <style:style style:name="T5" style:family="text">
      <style:text-properties fo:font-weight="bold" officeooo:rsid="0029015f" style:font-weight-asian="bold" style:font-weight-complex="bold"/>
    </style:style>
    <style:style style:name="T6" style:family="text">
      <style:text-properties fo:font-weight="bold" officeooo:rsid="002c8101" style:font-weight-asian="bold" style:font-weight-complex="bold"/>
    </style:style>
    <style:style style:name="T7"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8" style:family="text">
      <style:text-properties style:text-outline="false" style:text-line-through-style="none" style:text-line-through-type="none" style:font-name="Liberation Sans1" fo:font-size="10pt" fo:font-style="normal" fo:text-shadow="none" style:text-underline-style="none" fo:font-weight="normal" officeooo:rsid="0029015f" style:font-size-asian="10pt" style:font-style-asian="normal" style:font-weight-asian="normal" style:text-emphasize="none"/>
    </style:style>
    <style:style style:name="T9" style:family="text">
      <style:text-properties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10" style:family="text">
      <style:text-properties style:text-outline="false" style:text-line-through-style="none" style:text-line-through-type="none" style:font-name="Arial" fo:font-size="10pt" fo:font-style="normal" fo:text-shadow="none" style:text-underline-style="none" fo:font-weight="normal" officeooo:rsid="0029015f" style:font-size-asian="10pt" style:font-style-asian="normal" style:font-weight-asian="normal" style:text-emphasize="none"/>
    </style:style>
    <style:style style:name="T11" style:family="text">
      <style:text-properties style:text-outline="false" style:text-line-through-style="none" style:text-line-through-type="none" fo:font-style="normal" fo:text-shadow="none" style:text-underline-style="none" style:font-style-asian="normal" style:text-emphasize="none"/>
    </style:style>
    <style:style style:name="T12" style:family="text">
      <style:text-properties style:text-outline="false" style:text-line-through-style="none" style:text-line-through-type="none" fo:font-style="normal" fo:text-shadow="none" style:text-underline-style="none" officeooo:rsid="0027aeba" style:font-style-asian="normal" style:text-emphasize="none"/>
    </style:style>
    <style:style style:name="T13" style:family="text">
      <style:text-properties style:text-outline="false" style:text-line-through-style="none" style:text-line-through-type="none" fo:font-style="normal" fo:text-shadow="none" style:text-underline-style="none" fo:font-weight="normal" officeooo:rsid="0027aeba" style:font-style-asian="normal" style:font-weight-asian="normal" style:font-weight-complex="normal" style:text-emphasize="none"/>
    </style:style>
    <style:style style:name="T14"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5" style:family="text">
      <style:text-properties style:text-outline="false" style:text-line-through-style="none" style:text-line-through-type="none" fo:font-style="normal" fo:text-shadow="none" style:text-underline-style="none" fo:font-weight="normal" officeooo:rsid="0027aeba" style:font-style-asian="normal" style:font-weight-asian="normal" style:text-emphasize="none"/>
    </style:style>
    <style:style style:name="T16" style:family="text">
      <style:text-properties style:text-outline="false" style:text-line-through-style="none" style:text-line-through-type="none" fo:font-style="normal" fo:text-shadow="none" style:text-underline-style="none" fo:font-weight="normal" officeooo:rsid="001633fd" style:font-style-asian="normal" style:font-weight-asian="normal" style:font-weight-complex="bold" style:text-emphasize="none"/>
    </style:style>
    <style:style style:name="T17" style:family="text">
      <style:text-properties style:text-outline="false" style:text-line-through-style="none" style:text-line-through-type="none" style:font-name="Arial1" fo:font-size="11pt" fo:font-style="normal" fo:text-shadow="none" style:text-underline-style="none" fo:font-weight="normal" officeooo:rsid="001633fd" style:font-size-asian="11pt" style:font-style-asian="normal" style:font-weight-asian="normal" style:font-size-complex="11pt" style:font-weight-complex="normal" style:text-emphasize="none"/>
    </style:style>
    <style:style style:name="T18" style:family="text">
      <style:text-properties officeooo:rsid="002591ef"/>
    </style:style>
    <style:style style:name="T19" style:family="text">
      <style:text-properties officeooo:rsid="002c81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8">Conclusions des générations</text:span> <text:span text:style-name="T18">des 3 et 4/12/20</text:span></text:p>
      <text:p text:style-name="P9"/>
      <text:p text:style-name="P10"><text:span text:style-name="T2">Contexte</text:span><text:span text:style-name="T1"> </text:span>: <text:span text:style-name="T18">C’est le bilan des générations réalisées les 3 et 4 à partir des scripts : </text:span></text:p>
      <text:p text:style-name="P10">- ?</text:p>
      <text:p text:style-name="P10">- ?</text:p>
      <text:p text:style-name="P10">- ? <text:span text:style-name="T18">avec la variante … (donner la ligne de commande si il y a un argument en particulier)</text:span></text:p>
      <text:p text:style-name="P10"/>
      <text:p text:style-name="P10"/>
      <text:p text:style-name="P12"><text:span text:style-name="T3">resultatScraping1: </text:span></text:p>
      <text:p text:style-name="P14"><text:span text:style-name="T3">S</text:span><text:span text:style-name="T1">core global : </text:span><text:span text:style-name="T4">36</text:span><text:span text:style-name="T1"> %</text:span></text:p>
      <text:p text:style-name="P11"><text:span text:style-name="T11">- </text:span><text:span text:style-name="T12">Il y a une phrase au présent avec une date antérieure</text:span></text:p>
      <text:p text:style-name="P11"><text:span text:style-name="T12">- Input pas claire</text:span></text:p>
      <text:p text:style-name="P11"><text:span text:style-name="T12">- 2010 et source pas clair car manque cod</text:span></text:p>
      <text:p text:style-name="P11"><text:span text:style-name="T12">- Wall Street Journal doit être exclu</text:span></text:p>
      <text:p text:style-name="P11"><text:span text:style-name="T12">- BWT ?</text:span></text:p>
      <text:p text:style-name="P11"><text:span text:style-name="T12">- L’input est un titre (pas de verbe)</text:span></text:p>
      <text:p text:style-name="P12"><text:span text:style-name="T13">- Dans une phrase </text:span><text:span text:style-name="T15">les plus pauvres et les plus pauvres . On peut d</text:span><text:span text:style-name="T14">étecter ce genre de répétition ?</text:span></text:p>
      <text:p text:style-name="P11"><text:span text:style-name="T12">- (voir ci-dessus) doit être rejeté</text:span></text:p>
      <text:p text:style-name="P12"><text:span text:style-name="T13">- </text:span><text:span text:style-name="T15">globale globale. Encore une r</text:span><text:span text:style-name="T14">épetition d’un élément de l’input</text:span></text:p>
      <text:p text:style-name="P12"><text:span text:style-name="T13">- </text:span><text:span text:style-name="T15">r</text:span><text:span text:style-name="T14">épétition le Sahara le Sahara dans la même phrase</text:span></text:p>
      <text:p text:style-name="P11"><text:span text:style-name="T12"/></text:p>
      <text:p text:style-name="P11"><text:span text:style-name="T12"/></text:p>
      <text:p text:style-name="P11"><text:span text:style-name="T11"/></text:p>
      <text:p text:style-name="P12"><text:span text:style-name="T3">resultat9_AvecTousLesFiltres.: </text:span></text:p>
      <text:p text:style-name="P14"><text:span text:style-name="T3">S</text:span><text:span text:style-name="T1">core global : </text:span><text:span text:style-name="T5">40</text:span><text:span text:style-name="T1"> % </text:span><text:span text:style-name="T5">sur les 20 premiers</text:span></text:p>
      <text:p text:style-name="P7"><text:span text:style-name="T17">- </text:span><text:span text:style-name="T7">exclure la génération à partir d’un </text:span><text:span text:style-name="T9">seul mot</text:span></text:p>
      <text:p text:style-name="P7"><text:span text:style-name="T17">- </text:span><text:span text:style-name="T7">Source citée deux fois dans la </text:span><text:span text:style-name="T9">première phrase. Est ce un signe à identifier ?</text:span></text:p>
      <text:p text:style-name="P7"><text:span text:style-name="T9">- </text:span><text:span text:style-name="T10">input trop court</text:span></text:p>
      <text:p text:style-name="P7"><text:span text:style-name="T10">- </text:span><text:span text:style-name="T8">éviter les input o</text:span><text:span text:style-name="T7">ù il n’y a pas de </text:span><text:span text:style-name="T9">verbe</text:span></text:p>
      <text:p text:style-name="P7"><text:span text:style-name="T10">- </text:span><text:span text:style-name="T8">rep</text:span><text:span text:style-name="T7">érer quand il y a une parenthèse </text:span><text:span text:style-name="T9">qui se ferme dans la première phrase alors qu’aucune n’a été ouverte</text:span></text:p>
      <text:p text:style-name="P7"><text:span text:style-name="T9">- </text:span><text:span text:style-name="T10">éviter les références aux années entre 1980 et 2018</text:span></text:p>
      <text:p text:style-name="P7"><text:span text:style-name="T10">- trop de références</text:span></text:p>
      <text:p text:style-name="P7"><text:span text:style-name="T10"/></text:p>
      <text:p text:style-name="P11"><text:span text:style-name="T11"/></text:p>
      <text:p text:style-name="P10"/>
      <text:p text:style-name="P13"><text:span text:style-name="T3">resultat8_AvecTousLesFiltres : </text:span></text:p>
      <text:p text:style-name="P15"><text:span text:style-name="T3">S</text:span><text:span text:style-name="T1">core global : .. %</text:span></text:p>
      <text:p text:style-name="P1">??</text:p>
      <text:p text:style-name="P2">différence entre 8 et 9 ?</text:p>
      <text:p text:style-name="P1"/>
      <text:p text:style-name="P1"/>
      <text:p text:style-name="P13"><text:span text:style-name="T3">resultatScraping3_AvecTousLesFiltres.ods: </text:span></text:p>
      <text:p text:style-name="P15"><text:span text:style-name="T3">S</text:span><text:span text:style-name="T1">core global : 5</text:span><text:span text:style-name="T6">0</text:span><text:span text:style-name="T1"> %</text:span></text:p>
      <text:p text:style-name="P3">- <text:span text:style-name="T19">problème de répétition de mots</text:span></text:p>
      <text:p text:style-name="P3">- <text:span text:style-name="T19">référérence aux Etats Unis</text:span></text:p>
      <text:p text:style-name="P3">- <text:span text:style-name="T19">Est ce que les problèmes de cohérence ne sont pas liés à un input trop court ?</text:span></text:p>
      <text:p text:style-name="P3"/>
      <text:p text:style-name="P3"/>
      <text:p text:style-name="P13"><text:span text:style-name="T3">resultatScraping4_AvecTousLesFiltres: </text:span></text:p>
      <text:p text:style-name="P15"><text:span text:style-name="T3">S</text:span><text:span text:style-name="T1">core global : .. %</text:span></text:p>
      <text:p text:style-name="P3">uestion la plus importante pour l'humanité aujourd'hui, et c'est notre capacité à y répondre. Le défi pour nous aujourd'hui est de trouver un moyen de s'assurer que nos propres actions sont prises sans aucune autre ingérence de l'extérieur. Si nous voulons être un monde plus pacifique, nous avons besoin d'un moyen de sortir de ce conflit. Nous devons nous rendre compte que les problèmes du monde sont en grande partie causés par notre propre comportement. C'est aussi notre responsabilité en tant que citoyens d'éviter</text:p>
      <text:p text:style-name="P3"/>
      <text:p text:style-name="P13"><text:span text:style-name="T3">resultatScraping5_AvecTousLesFiltres: </text:span></text:p>
      <text:p text:style-name="P15"><text:soft-page-break/><text:span text:style-name="T3">S</text:span><text:span text:style-name="T1">core global : .. %</text:span></text:p>
      <text:p text:style-name="P3">uestion la plus importante pour l'humanité aujourd'hui, et c'est notre capacité à y répondre. Le défi pour nous aujourd'hui est de trouver un moyen de s'assurer que nos propres actions sont prises sans aucune autre ingérence de l'extérieur. Si nous voulons être un monde plus pacifique, nous avons besoin d'un moyen de sortir de ce conflit. Nous devons nous rendre compte que les problèmes du monde sont en grande partie causés par notre propre comportement. C'est aussi notre responsabilité en tant que citoyens d'éviter</text:p>
      <text:p text:style-name="P3"/>
      <text:p text:style-name="P13"><text:span text:style-name="T3">resultatScraping6Rezum_500mots : </text:span></text:p>
      <text:p text:style-name="P15"><text:span text:style-name="T3">S</text:span><text:span text:style-name="T1">core global : .. %</text:span></text:p>
      <text:p text:style-name="P3">uestion la plus importante pour l'humanité aujourd'hui, et c'est notre capacité à y répondre. Le défi pour nous aujourd'hui est de trouver un moyen de s'assurer que nos propres actions sont prises sans aucune autre ingérence de l'extérieur. Si nous voulons être un monde plus pacifique, nous avons besoin d'un moyen de sortir de ce conflit. Nous devons nous rendre compte que les problèmes du monde sont en grande partie causés par notre propre comportement. C'est aussi notre responsabilité en tant que citoyens d'éviter</text:p>
      <text:p text:style-name="P3"/>
      <text:p text:style-name="P13"><text:span text:style-name="T3">resultatScraping7Rezum_100mots : </text:span></text:p>
      <text:p text:style-name="P15"><text:span text:style-name="T3">S</text:span><text:span text:style-name="T1">core global : .. %</text:span></text:p>
      <text:p text:style-name="P3">uestion la plus importante pour l'humanité aujourd'hui, et c'est notre capacité à y répondre. Le défi pour nous aujourd'hui est de trouver un moyen de s'assurer que nos propres actions sont prises sans aucune autre ingérence de l'extérieur. Si nous voulons être un monde plus pacifique, nous avons besoin d'un moyen de sortir de ce conflit. Nous devons nous rendre compte que les problèmes du monde sont en grande partie causés par notre propre comportement. C'est aussi notre responsabilité en tant que citoyens d'éviter</text:p>
      <text:p text:style-name="P3"/>
      <text:p text:style-name="P13"><text:span text:style-name="T3">resultatScraping8Rezum_350mots : </text:span></text:p>
      <text:p text:style-name="P15"><text:span text:style-name="T3">S</text:span><text:span text:style-name="T1">core global : .. %</text:span></text:p>
      <text:p text:style-name="P4">uestion la plus importante pour l'humanité aujourd'hui, et c'est notre capacité à y répondre. Le défi pour nous aujourd'hui est de trouver un moyen de s'assurer que nos propres actions sont prises sans aucune autre ingérence de l'extérieur. Si nous voulons être un monde plus pacifique, nous avons besoin d'un moyen de sortir de ce conflit. Nous devons nous rendre compte que les problèmes du monde sont en grande partie causés par notre propre comportement. C'est aussi notre responsabilité en tant que citoyens d'éviter</text:p>
      <text:p text:style-name="P4"/>
      <text:p text:style-name="P13"><text:span text:style-name="T3">resultatScraping9Rezum_250mots : </text:span></text:p>
      <text:p text:style-name="P15"><text:span text:style-name="T3">S</text:span><text:span text:style-name="T1">core global : .. %</text:span></text:p>
      <text:p text:style-name="P4">uestion la plus importante pour l'humanité aujourd'hui, et c'est notre capacité à y répondre. Le défi pour nous aujourd'hui est de trouver un moyen de s'assurer que nos propres actions sont prises sans aucune autre ingérence de l'extérieur. Si nous voulons être un monde plus pacifique, nous avons besoin d'un moyen de sortir de ce conflit. Nous devons nous rendre compte que les problèmes du monde sont en grande partie causés par notre propre comportement. C'est aussi notre responsabilité en tant que citoyens d'éviter</text:p>
      <text:p text:style-name="P4"/>
      <text:p text:style-name="P13"><text:span text:style-name="T3">resultatScraping10Rezum_250mots : </text:span></text:p>
      <text:p text:style-name="P15"><text:span text:style-name="T3">S</text:span><text:span text:style-name="T1">core global : .. %</text:span></text:p>
      <text:p text:style-name="P4">uestion la plus importante pour l'humanité aujourd'hui, et c'est notre capacité à y répondre. Le défi pour nous aujourd'hui est de trouver un moyen de s'assurer que nos propres actions sont prises sans aucune autre ingérence de l'extérieur. Si nous voulons être un monde plus pacifique, nous avons besoin d'un moyen de sortir de ce conflit. Nous devons nous rendre compte que les problèmes du monde sont en grande partie causés par notre propre comportement. C'est aussi notre responsabilité en tant que citoyens d'éviter</text:p>
      <text:p text:style-name="P4"/>
      <text:p text:style-name="P12"><text:span text:style-name="T3">resultatScraping11Rezum_250mots : </text:span></text:p>
      <text:p text:style-name="P14"><text:span text:style-name="T3">S</text:span><text:span text:style-name="T1">core global : .. %</text:span></text:p>
      <text:p text:style-name="P5">uestion la plus importante pour l'humanité aujourd'hui, et c'est notre capacité à y répondre. Le défi pour nous aujourd'hui est de trouver un moyen de s'assurer que nos propres actions sont prises <text:soft-page-break/>sans aucune autre ingérence de l'extérieur. Si nous voulons être un monde plus pacifique, nous avons besoin d'un moyen de sortir de ce conflit. Nous devons nous rendre compte que les problèmes du monde sont en grande partie causés par notre propre comportement. C'est aussi notre responsabilité en tant que citoyens d'éviter</text:p>
      <text:p text:style-name="P5"/>
      <text:p text:style-name="P12"><text:span text:style-name="T3">resultatScraping12Rezum_50mots : </text:span></text:p>
      <text:p text:style-name="P14"><text:span text:style-name="T3">S</text:span><text:span text:style-name="T1">core global : .. %</text:span></text:p>
      <text:p text:style-name="P5">uestion la plus importante pour l'humanité aujourd'hui, et c'est notre capacité à y répondre. Le défi pour nous aujourd'hui est de trouver un moyen de s'assurer que nos propres actions sont prises sans aucune autre ingérence de l'extérieur. Si nous voulons être un monde plus pacifique, nous avons besoin d'un moyen de sortir de ce conflit. Nous devons nous rendre compte que les problèmes du monde sont en grande partie causés par notre propre comportement. C'est aussi notre responsabilité en tant que citoyens d'éviter</text:p>
      <text:p text:style-name="P5"/>
      <text:p text:style-name="P6"><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2T11:10:25.914072888</meta:creation-date>
    <dc:date>2020-12-06T21:55:13.797000000</dc:date>
    <meta:editing-duration>P1DT10H1M36S</meta:editing-duration>
    <meta:editing-cycles>8</meta:editing-cycles>
    <meta:generator>LibreOffice/6.0.6.2$Windows_X86_64 LibreOffice_project/0c292870b25a325b5ed35f6b45599d2ea4458e77</meta:generator>
    <meta:document-statistic meta:table-count="0" meta:image-count="0" meta:object-count="0" meta:page-count="3" meta:paragraph-count="62" meta:word-count="1092" meta:character-count="6590" meta:non-whitespace-character-count="5546"/>
  </office:meta>
</office:document-meta>
</file>